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center" style:justify-single-word="false"/>
      <style:text-properties fo:font-style="normal" fo:font-weight="bold" style:font-style-asian="normal" style:font-weight-asian="bold" style:font-style-complex="normal" style:font-weight-complex="bold"/>
    </style:style>
    <style:style style:name="P3" style:family="paragraph" style:parent-style-name="Standard">
      <style:text-properties fo:font-weight="bold" style:font-weight-asian="bold" style:font-weight-complex="bold"/>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La pregunta por la técnica en Venezuela</text:p>
      <text:p text:style-name="Standard"/>
      <text:p text:style-name="P3">Neutralidad tecnológica, la carne que distrae al perro guardián</text:p>
      <text:p text:style-name="P3"/>
      <text:p text:style-name="P1">La neutralidad tecnología es problemática en un doble aspecto tanto por la ambigüedad de definiciones del termino como la variedad de interpretaciones de que es víctima por cada unos de los actores interesados. Expondremos los escenarios a falta de claridad, existe un acepción que la vincula a leyes antimonopolio, en este caso la repuesta a la pregunta ¿como no favorecer los monopolios y en consecuencia no depender de un solo proveedor de software? Es el uso de software que transfiera el código a su comprador con la intención de que la aplicación sea mantenida por el comprador o permita que este contrate a la misma u otra empresa para el mantenimiento, esta estrategia es posible con el software libre su contrario el software privativo solo otorga licencias de uso y en el mejor de los casos capacitación para el uso, no desarrollo no mantenimiento, de la aplicación pero siempre el código permanece fuera del alcance del cliente no constituye más que un alquiler de tecnologías. Una segunda acepción esta relacionada de manera más directa con la Administración Publica, en esta caso se trata del uso de tecnologías de facto, en este caso la pregunta es ¿Como no imponer tecnologías o usar tecnologías impuestas que como consecuencia sumen gastas a los ciudadanos directa o indirectamente? La respuesta es usar estándares mantenidos comunitariamente o por fundaciones sin animo de lucro, como la W3, ISC<text:span text:style-name="T1">, </text:span><text:span text:style-name="T2">etc; </text:span><text:span text:style-name="T2"><text:note text:id="ftn0" text:note-class="footnote"><text:note-citation>1</text:note-citation><text:note-body><text:p text:style-name="Footnote">Documentos Halloween</text:p></text:note-body></text:note></text:span><text:span text:style-name="T2">la licencia GPL y otras licencias de software libre impiden el uso de practicas como la llamada </text:span><text:span text:style-name="T1">Adoptar, Extender y Extinguir </text:span><text:span text:style-name="T2">que permite hacer de un estándar una tecnología cerrada y desconocida e impidiendo al mismos tiempo depender de un único desarrollador. En ambos casos y de acuerdo a la interpretación presentada el uso de software libre es la respuesta. Esta exposición es simple y las conclusiones parecen seguirse de las premisas, debe bastar para desmontar los argumentos de los oponentes. Pero existen otros acercamientos al termino neutralidad tecnológica, uno de ellos merece especial atención y resulta del enunciado <text:s/>que es secundado por amigos de la comunidad dándolo por acertado, el descubrimiento no es mio Marshall McLuhan lo refiere de esta manera:</text:span></text:p>
      <text:p text:style-name="Standard"/>
      <text:p text:style-name="P1">General David Sarnoff: “Somos demasiado propensos a convertir los instrumentos tecnológicos en chivos expiatorios de los pecados de quienes los esgriman. Los productos de la ciencia moderna no son en sí buenos o malos; es la manera en que se emplean lo que determina su valor”... no hay nada en la declaración de Sarnoff que puede resistir a un examen, por que pasa por alto la naturaleza del medio... si bien era cierto que la imprenta puso en circulación mucha basura, también había diseminado la Biblia y los pensamientos de sabios y filósofos. Nunca se le ocurrió que cualquier tecnología no podía sino añadirse a lo que ya éramos. <text:s/>Pag32-33 Comprender los medios de comunicación, Marshall McLuhan.</text:p>
      <text:p text:style-name="P1"/>
      <text:p text:style-name="P1">Nuestra respuesta convencional a todos los medios, de que lo que cuenta es cómo se utilizan, es la postura embotada del idiota tecnológico. Porque el &lt;&lt;contenido&gt;&gt; de un medio es como el apetitoso trozo de carne que se lleva el ladrón para distraer al perro guardián de la men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Footnote" style:family="paragraph" style:parent-style-name="Standard" style:class="extra">
      <style:paragraph-properties fo:margin="100%" fo:margin-left="0.598cm" fo:margin-right="0cm" fo:text-indent="-0.598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roid Sans" style:font-size-asian="24pt" style:font-weight-asian="bold" style:font-name-complex="FreeSans" style:font-size-complex="24pt" style:font-weight-complex="bold"/>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merta </meta:initial-creator>
    <meta:creation-date>2013-03-29T18:15:05</meta:creation-date>
    <dc:date>2013-03-29T21:54:45</dc:date>
    <dc:creator>omerta </dc:creator>
    <meta:editing-duration>PT3H36M1S</meta:editing-duration>
    <meta:editing-cycles>5</meta:editing-cycles>
    <meta:generator>LibreOffice/3.5$Linux_x86 LibreOffice_project/350m1$Build-2</meta:generator>
    <meta:document-statistic meta:table-count="0" meta:image-count="0" meta:object-count="0" meta:page-count="1" meta:paragraph-count="6" meta:word-count="540" meta:character-count="3294" meta:non-whitespace-character-count="2759"/>
  </office:meta>
</office:document-meta>
</file>